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54cm" svg:x="10.16cm" svg:y="1.905cm">
          <text:p text:style-name="P1"><text:span text:style-name="T1">[&lt;Goal-1&gt; is-occurring true]</text:span></text:p>
          <text:p text:style-name="P1"><text:span text:style-name="T1">[&lt;Block-1&gt; on &lt;Block-2&gt;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2.54cm" svg:x="1.27cm" svg:y="1.905cm">
          <text:p text:style-name="P1"><text:span text:style-name="T1">[&lt;Goal-1&gt; is-occurring false]</text:span></text:p>
          <text:p text:style-name="P1"><text:span text:style-name="T1">[&lt;Block-1&gt; on &lt;Table-1&gt;]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15cm" svg:height="0.954cm" svg:x="3.54cm" svg:y="0.951cm">
          <draw:text-box>
            <text:p text:style-name="P2"><text:span text:style-name="T2">Remove Events</text:span></text:p>
          </draw:text-box>
        </draw:frame>
        <draw:frame draw:style-name="gr2" draw:text-style-name="P2" draw:layer="layout" svg:width="3.647cm" svg:height="0.954cm" svg:x="12.8cm" svg:y="0.9cm">
          <draw:text-box>
            <text:p text:style-name="P2"><text:span text:style-name="T2">Add Event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7:00:25</meta:creation-date>
    <dc:date>2011-07-16T18:01:13</dc:date>
    <dc:creator>Bo Morgan</dc:creator>
    <meta:editing-duration>PT00H12M44S</meta:editing-duration>
    <meta:editing-cycles>1</meta:editing-cycles>
    <meta:document-statistic meta:object-count="4"/>
    <meta:generator>OpenOffice.org/3.2$Linux OpenOffice.org_project/320m12$Build-9483</meta:generator>
  </office:meta>
</office:document-meta>
</file>